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7.699cm"/>
    </style:style>
    <style:style style:name="co6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7.16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 table:number-columns-spanned="7" table:number-rows-spanned="1">
            <text:p>$Zag$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>
            <text:p>Регистрационный номер</text:p>
          </table:table-cell>
          <table:table-cell table:style-name="ce5" office:value-type="string">
            <text:p>Дата регистрации</text:p>
          </table:table-cell>
          <table:table-cell table:style-name="ce5" office:value-type="string">
            <text:p>Срок действия с</text:p>
          </table:table-cell>
          <table:table-cell table:style-name="ce5" office:value-type="string">
            <text:p>Срок действия по</text:p>
          </table:table-cell>
          <table:table-cell table:style-name="ce5" office:value-type="string">
            <text:p>Наниматель</text:p>
          </table:table-cell>
          <table:table-cell table:style-name="ce5" office:value-type="string">
            <text:p>Вид найма</text:p>
          </table:table-cell>
          <table:table-cell table:style-name="ce5" office:value-type="string">
            <text:p>Адрес</text:p>
          </table:table-cell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$ContractRegistrationNumber$</text:p>
          </table:table-cell>
          <table:table-cell office:value-type="string">
            <text:p>$ContractRegistrationDate$</text:p>
          </table:table-cell>
          <table:table-cell office:value-type="string">
            <text:p>$ContractBeginDate$</text:p>
          </table:table-cell>
          <table:table-cell office:value-type="string">
            <text:p>$ContractEndDate$</text:p>
          </table:table-cell>
          <table:table-cell office:value-type="string">
            <text:p>$FIO$</text:p>
          </table:table-cell>
          <table:table-cell office:value-type="string">
            <text:p>$RentType$</text:p>
          </table:table-cell>
          <table:table-cell office:value-type="string">
            <text:p>$fullAddress$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15.05.2014</text:date>, <text:time>15:00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1:09:04.20</meta:creation-date>
    <meta:editing-duration>PT4M44S</meta:editing-duration>
    <meta:editing-cycles>3</meta:editing-cycles>
    <meta:generator>OpenOffice.org/3.4$Win32 OpenOffice.org_project/340m1$Build-9590</meta:generator>
    <dc:date>2014-05-15T15:00:58.10</dc:date>
    <meta:document-statistic meta:table-count="1" meta:cell-count="22" meta:object-count="0"/>
  </office:meta>
</office:document-meta>
</file>